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36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021cm"/>
    </style:style>
    <style:style style:name="co6" style:family="table-column">
      <style:table-column-properties fo:break-before="auto" style:column-width="3.979cm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5" table:default-cell-style-name="ce2"/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6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6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6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6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6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7" office:value-type="string" calcext:value-type="string">
            <text:p>2004_1</text:p>
          </table:table-cell>
          <table:table-cell table:style-name="ce17" office:value-type="string" calcext:value-type="string">
            <text:p>2004_2</text:p>
          </table:table-cell>
          <table:table-cell table:style-name="ce17" office:value-type="string" calcext:value-type="string">
            <text:p>2004_3</text:p>
          </table:table-cell>
          <table:table-cell table:style-name="ce17" office:value-type="string" calcext:value-type="string">
            <text:p>2004_4</text:p>
          </table:table-cell>
          <table:table-cell table:style-name="ce17" office:value-type="string" calcext:value-type="string">
            <text:p>2004_5</text:p>
          </table:table-cell>
          <table:table-cell table:style-name="ce17" office:value-type="string" calcext:value-type="string">
            <text:p>2004_6</text:p>
          </table:table-cell>
          <table:table-cell table:style-name="ce17" office:value-type="string" calcext:value-type="string">
            <text:p>2004_7</text:p>
          </table:table-cell>
          <table:table-cell table:style-name="ce17" office:value-type="string" calcext:value-type="string">
            <text:p>2004_8</text:p>
          </table:table-cell>
          <table:table-cell table:style-name="ce17" office:value-type="string" calcext:value-type="string">
            <text:p>2004_9</text:p>
          </table:table-cell>
          <table:table-cell table:style-name="ce17" office:value-type="string" calcext:value-type="string">
            <text:p>2004_10</text:p>
          </table:table-cell>
          <table:table-cell table:style-name="ce17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8" table:formula="of:=AVERAGE([.A2:.A11])" office:value-type="float" office:value="73.3222" calcext:value-type="float">
            <text:p>73,3222</text:p>
          </table:table-cell>
          <table:table-cell table:style-name="ce18" table:formula="of:=AVERAGE([.B2:.B11])" office:value-type="float" office:value="49.45427" calcext:value-type="float">
            <text:p>49,45427</text:p>
          </table:table-cell>
          <table:table-cell table:style-name="ce18" table:formula="of:=AVERAGE([.C2:.C11])" office:value-type="float" office:value="58.7794" calcext:value-type="float">
            <text:p>58,7794</text:p>
          </table:table-cell>
          <table:table-cell table:style-name="ce18" table:formula="of:=AVERAGE([.D2:.D11])" office:value-type="float" office:value="80.71245" calcext:value-type="float">
            <text:p>80,71245</text:p>
          </table:table-cell>
          <table:table-cell table:style-name="ce18" table:formula="of:=AVERAGE([.E2:.E11])" office:value-type="float" office:value="65.2281" calcext:value-type="float">
            <text:p>65,2281</text:p>
          </table:table-cell>
          <table:table-cell table:style-name="ce18" table:formula="of:=AVERAGE([.F2:.F11])" office:value-type="float" office:value="58.9582" calcext:value-type="float">
            <text:p>58,9582</text:p>
          </table:table-cell>
          <table:table-cell table:style-name="ce18" table:formula="of:=AVERAGE([.G2:.G11])" office:value-type="float" office:value="72.2406" calcext:value-type="float">
            <text:p>72,2406</text:p>
          </table:table-cell>
          <table:table-cell table:style-name="ce18" table:formula="of:=AVERAGE([.H2:.H11])" office:value-type="float" office:value="57.5684" calcext:value-type="float">
            <text:p>57,5684</text:p>
          </table:table-cell>
          <table:table-cell table:style-name="ce18" table:formula="of:=AVERAGE([.I2:.I11])" office:value-type="float" office:value="63.0582" calcext:value-type="float">
            <text:p>63,0582</text:p>
          </table:table-cell>
          <table:table-cell table:style-name="ce18" table:formula="of:=AVERAGE([.J2:.J11])" office:value-type="float" office:value="53.3338" calcext:value-type="float">
            <text:p>53,3338</text:p>
          </table:table-cell>
          <table:table-cell table:style-name="ce18" table:number-columns-repeated="16374"/>
        </table:table-row>
      </table:table>
      <table:table table:name="quake_2010" table:style-name="ta1">
        <table:table-column table:style-name="co6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7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183.87" calcext:value-type="float">
            <text:p>183,87</text:p>
          </table:table-cell>
          <table:table-cell table:style-name="ce17" table:formula="of:=AVERAGE([.F2:.F11])" office:value-type="float" office:value="181.7544" calcext:value-type="float">
            <text:p>181,7544</text:p>
          </table:table-cell>
          <table:table-cell table:number-columns-repeated="16378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180796460176991" calcext:value-type="float">
            <text:p>0,180796460176991</text:p>
          </table:table-cell>
          <table:table-cell table:formula="of:=[.F12]/1017" office:value-type="float" office:value="0.178716224188791" calcext:value-type="float">
            <text:p>0,17871622418879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06.2614" calcext:value-type="float">
            <text:p>206,2614</text:p>
          </table:table-cell>
          <table:table-cell table:style-name="ce17" table:formula="of:=AVERAGE([.F16:.F25])" office:value-type="float" office:value="204.35" calcext:value-type="float">
            <text:p>204,35</text:p>
          </table:table-cell>
          <table:table-cell table:number-columns-repeated="16378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79983769633508" calcext:value-type="float">
            <text:p>0,179983769633508</text:p>
          </table:table-cell>
          <table:table-cell table:formula="of:=[.F26]/1146" office:value-type="float" office:value="0.178315881326353" calcext:value-type="float">
            <text:p>0,17831588132635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535.26" calcext:value-type="float">
            <text:p>535,26</text:p>
          </table:table-cell>
          <table:table-cell office:value-type="float" office:value="233.32" calcext:value-type="float">
            <text:p>233,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3.61" calcext:value-type="float">
            <text:p>263,61</text:p>
          </table:table-cell>
          <table:table-cell office:value-type="float" office:value="244.103" calcext:value-type="float">
            <text:p>244,1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76.33" calcext:value-type="float">
            <text:p>276,33</text:p>
          </table:table-cell>
          <table:table-cell office:value-type="float" office:value="243.98" calcext:value-type="float">
            <text:p>243,9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22.67" calcext:value-type="float">
            <text:p>222,67</text:p>
          </table:table-cell>
          <table:table-cell office:value-type="float" office:value="219.84" calcext:value-type="float">
            <text:p>219,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8.14" calcext:value-type="float">
            <text:p>258,14</text:p>
          </table:table-cell>
          <table:table-cell office:value-type="float" office:value="257.23" calcext:value-type="float">
            <text:p>257,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471.894" calcext:value-type="float">
            <text:p>471,894</text:p>
          </table:table-cell>
          <table:table-cell office:value-type="float" office:value="227.74" calcext:value-type="float">
            <text:p>227,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39.28" calcext:value-type="float">
            <text:p>239,28</text:p>
          </table:table-cell>
          <table:table-cell office:value-type="float" office:value="210.94" calcext:value-type="float">
            <text:p>210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51.33" calcext:value-type="float">
            <text:p>251,33</text:p>
          </table:table-cell>
          <table:table-cell office:value-type="float" office:value="235.19" calcext:value-type="float">
            <text:p>235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09.79" calcext:value-type="float">
            <text:p>209,79</text:p>
          </table:table-cell>
          <table:table-cell office:value-type="float" office:value="208.64" calcext:value-type="float">
            <text:p>208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63.73" calcext:value-type="float">
            <text:p>263,73</text:p>
          </table:table-cell>
          <table:table-cell office:value-type="float" office:value="229.94" calcext:value-type="float">
            <text:p>22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99.2034" calcext:value-type="float">
            <text:p>299,2034</text:p>
          </table:table-cell>
          <table:table-cell table:style-name="ce17" table:formula="of:=AVERAGE([.F30:.F39])" office:value-type="float" office:value="231.0923" calcext:value-type="float">
            <text:p>231,0923</text:p>
          </table:table-cell>
          <table:table-cell table:number-columns-repeated="16378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228574025974026" calcext:value-type="float">
            <text:p>0,228574025974026</text:p>
          </table:table-cell>
          <table:table-cell table:formula="of:=[.F40]/1309" office:value-type="float" office:value="0.176541100076394" calcext:value-type="float">
            <text:p>0,17654110007639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85.75" calcext:value-type="float">
            <text:p>285,75</text:p>
          </table:table-cell>
          <table:table-cell office:value-type="float" office:value="285.11" calcext:value-type="float">
            <text:p>285,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353.75" calcext:value-type="float">
            <text:p>353,75</text:p>
          </table:table-cell>
          <table:table-cell office:value-type="float" office:value="299.35" calcext:value-type="float">
            <text:p>299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318.48" calcext:value-type="float">
            <text:p>318,48</text:p>
          </table:table-cell>
          <table:table-cell office:value-type="float" office:value="250.34" calcext:value-type="float">
            <text:p>250,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8.3" calcext:value-type="float">
            <text:p>348,3</text:p>
          </table:table-cell>
          <table:table-cell office:value-type="float" office:value="328.85" calcext:value-type="float">
            <text:p>328,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6.35" calcext:value-type="float">
            <text:p>306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office:value-type="float" office:value="278.73" calcext:value-type="float">
            <text:p>278,73</text:p>
          </table:table-cell>
          <table:table-cell office:value-type="float" office:value="279.65" calcext:value-type="float">
            <text:p>279,6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40.38" calcext:value-type="float">
            <text:p>340,38</text:p>
          </table:table-cell>
          <table:table-cell office:value-type="float" office:value="293.26" calcext:value-type="float">
            <text:p>293,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285.22" calcext:value-type="float">
            <text:p>285,22</text:p>
          </table:table-cell>
          <table:table-cell office:value-type="float" office:value="277.97" calcext:value-type="float">
            <text:p>277,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1.04" calcext:value-type="float">
            <text:p>291,04</text:p>
          </table:table-cell>
          <table:table-cell office:value-type="float" office:value="286.57" calcext:value-type="float">
            <text:p>286,5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74.25" calcext:value-type="float">
            <text:p>274,25</text:p>
          </table:table-cell>
          <table:table-cell office:value-type="float" office:value="272.12" calcext:value-type="float">
            <text:p>272,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8.417" calcext:value-type="float">
            <text:p>308,417</text:p>
          </table:table-cell>
          <table:table-cell table:style-name="ce17" table:formula="of:=AVERAGE([.F44:.F53])" office:value-type="float" office:value="287.957" calcext:value-type="float">
            <text:p>287,957</text:p>
          </table:table-cell>
          <table:table-cell table:number-columns-repeated="16378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91801616915423" calcext:value-type="float">
            <text:p>0,191801616915423</text:p>
          </table:table-cell>
          <table:table-cell table:formula="of:=[.F54]/1608" office:value-type="float" office:value="0.179077736318408" calcext:value-type="float">
            <text:p>0,17907773631840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6.98" calcext:value-type="float">
            <text:p>326,98</text:p>
          </table:table-cell>
          <table:table-cell office:value-type="float" office:value="293.78" calcext:value-type="float">
            <text:p>293,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11.57" calcext:value-type="float">
            <text:p>311,57</text:p>
          </table:table-cell>
          <table:table-cell office:value-type="float" office:value="302.15" calcext:value-type="float">
            <text:p>3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3.89" calcext:value-type="float">
            <text:p>313,89</text:p>
          </table:table-cell>
          <table:table-cell office:value-type="float" office:value="299.39" calcext:value-type="float">
            <text:p>299,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279.93" calcext:value-type="float">
            <text:p>279,93</text:p>
          </table:table-cell>
          <table:table-cell office:value-type="float" office:value="281.4" calcext:value-type="float">
            <text:p>281,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19.32" calcext:value-type="float">
            <text:p>319,32</text:p>
          </table:table-cell>
          <table:table-cell office:value-type="float" office:value="311.71" calcext:value-type="float">
            <text:p>311,7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10.338" calcext:value-type="float">
            <text:p>310,338</text:p>
          </table:table-cell>
          <table:table-cell table:style-name="ce17" table:formula="of:=AVERAGE([.F58:.F67])" office:value-type="float" office:value="297.686" calcext:value-type="float">
            <text:p>297,686</text:p>
          </table:table-cell>
          <table:table-cell table:number-columns-repeated="16378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90508287292818" calcext:value-type="float">
            <text:p>0,190508287292818</text:p>
          </table:table-cell>
          <table:table-cell table:formula="of:=[.F68]/1629" office:value-type="float" office:value="0.182741559238797" calcext:value-type="float">
            <text:p>0,182741559238797</text:p>
          </table:table-cell>
          <table:table-cell table:number-columns-repeated="16378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0:36:42.93219719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1T10:40:04.224776008</dc:date>
    <meta:editing-duration>PT23H7M30S</meta:editing-duration>
    <meta:editing-cycles>198</meta:editing-cycles>
    <meta:generator>LibreOffice/24.2.7.2$Linux_X86_64 LibreOffice_project/420$Build-2</meta:generator>
    <meta:document-statistic meta:table-count="3" meta:cell-count="9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4cm" svg:y="3.466cm" style:legend-expansion="high" chart:style-name="ch2"/>
        <chart:plot-area chart:style-name="ch3" table:cell-range-address="quake_2004.K72:quake_2004.O76 quake_2004.L71:quake_2004.O71" chart:data-source-has-labels="both" svg:x="0.32cm" svg:y="0.18cm" svg:width="13.274cm" svg:height="8.64cm">
          <chart:coordinate-region svg:x="1.059cm" svg:y="0.376cm" svg:width="12.24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